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E0000017C0ED6D1015549EA8D.png" manifest:media-type="image/png"/>
  <manifest:file-entry manifest:full-path="Pictures/10000000000004D200000110EBD2461E39FF4D2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32pt" fo:font-weight="bold" officeooo:rsid="001f81b7" officeooo:paragraph-rsid="001f81b7" style:font-size-asian="28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Quick Guide on:</text:p>
      <text:p text:style-name="P1"/>
      <text:p text:style-name="P1"/>
      <text:p text:style-name="P1"/>
      <text:p text:style-name="P1"><draw:frame draw:style-name="fr1" draw:name="Image1" text:anchor-type="paragraph" svg:x="3.575cm" svg:y="0.131cm" svg:width="10.71cm" svg:height="4.471cm" draw:z-index="0"><draw:image xlink:href="Pictures/100002010000038E0000017C0ED6D1015549EA8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228cm" svg:y="3.126cm" svg:width="17cm" svg:height="4.556cm" draw:z-index="1"><draw:image xlink:href="Pictures/10000000000004D200000110EBD2461E39FF4D2F.jpg" xlink:type="simple" xlink:show="embed" xlink:actuate="onLoad"/></draw:frame>and</text:p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9:36:48.043000000</meta:creation-date>
    <dc:date>2017-03-30T19:54:03.831000000</dc:date>
    <meta:editing-duration>PT17M18S</meta:editing-duration>
    <meta:editing-cycles>2</meta:editing-cycles>
    <meta:generator>LibreOffice/5.2.4.2$Windows_x86 LibreOffice_project/3d5603e1122f0f102b62521720ab13a38a4e0eb0</meta:generator>
    <meta:document-statistic meta:table-count="0" meta:image-count="2" meta:object-count="0" meta:page-count="2" meta:paragraph-count="2" meta:word-count="5" meta:character-count="20" meta:non-whitespace-character-count="17"/>
  </office:meta>
</office:document-meta>
</file>